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6.569cm"/>
    </style:style>
    <style:style style:name="pr17" style:family="presentation" style:parent-style-name="oranssi-title">
      <style:graphic-properties fo:min-height="12.6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6pt" style:font-size-asian="26pt" style:font-size-complex="26pt"/>
    </style:style>
    <style:style style:name="T24" style:family="text">
      <style:text-properties style:font-name="FreeMono" fo:font-size="24pt" style:font-size-asian="24pt" style:font-size-complex="24pt"/>
    </style:style>
    <style:style style:name="T25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30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3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3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4">struct</text:span> para representar um personagem</text:p>
                <text:list>
                  <text:list-item>
                    <text:p>A posição também deve ser uma <text:span text:style-name="T24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5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5"><text:s text:c="3"/></text:span><text:span text:style-name="T25">0 1 2 3 4 5 6 7 8 9</text:span></text:p>
            <text:p text:style-name="P6"><text:span text:style-name="T25"/></text:p>
            <text:p text:style-name="P6"><text:span text:style-name="T25">0 <text:s text:c="9"/>8</text:span></text:p>
            <text:p text:style-name="P6"><text:span text:style-name="T25">1 <text:s text:c="3"/>0</text:span></text:p>
            <text:p text:style-name="P6"><text:span text:style-name="T25">2 </text:span></text:p>
            <text:p text:style-name="P6"><text:span text:style-name="T25">3 <text:s text:c="13"/>3</text:span></text:p>
            <text:p text:style-name="P6"><text:span text:style-name="T25">4 </text:span></text:p>
            <text:p text:style-name="P6"><text:span text:style-name="T25">5 <text:s text:c="17"/>7</text:span></text:p>
            <text:p text:style-name="P6"><text:span text:style-name="T25">6 <text:s text:c="5"/>2</text:span></text:p>
            <text:p text:style-name="P6"><text:span text:style-name="T25">7 </text:span></text:p>
            <text:p text:style-name="P6"><text:span text:style-name="T25">8 <text:s text:c="9"/>9</text:span></text:p>
            <text:p text:style-name="P6"><text:span text:style-name="T25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6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7">Uma </text:span><text:span text:style-name="T23">Identidade</text:span><text:span text:style-name="T27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idade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8"><text:s text:c="4"/></text:span><text:span text:style-name="T29">char</text:span><text:span text:style-name="T28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idade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3;</text:span></text:p>
            <text:p text:style-name="P6"><text:span text:style-name="T21"><text:s text:c="4"/></text:span><text:span text:style-name="T21">strcpy(i3.nome, “Francisco 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i1.ifp, 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O que acontece se gravar como um subtipo e ler como outro?</text:p>
              </text:list-item>
              <text:list-item>
                <text:p xml:id="id44" text:id="id44">C possui tipagem fraca</text:p>
                <text:list>
                  <text:list-item>
                    <text:p xml:id="id45" text:id="id45">Mesmo problema do tamanho de um vetor!</text:p>
                  </text:list-item>
                </text:list>
              </text:list-item>
              <text:list-item>
                <text:p xml:id="id46" text:id="id46">Solução?</text:p>
                <text:list>
                  <text:list-item>
                    <text:p xml:id="id47" text:id="id47">Guardar o subtipo em uso</text:p>
                  </text:list-item>
                </text:list>
              </text:list-item>
            </text:list>
          </draw:text-box>
        </draw:frame>
        <draw:frame presentation:style-name="pr16" draw:text-style-name="P7" xml:id="id48" draw:id="id48" draw:layer="layout" svg:width="10.427cm" svg:height="6.569cm" svg:x="16.999cm" svg:y="13.737cm">
          <draw:text-box>
            <text:p text:style-name="P6"><text:span text:style-name="T20">struct</text:span><text:span text:style-name="T21"> Identidade {</text:span></text:p>
            <text:p text:style-name="P6"><text:span text:style-name="T21"><text:s text:c="4"/></text:span><text:span text:style-name="T20">int </text:span><text:span text:style-name="T21">sub;</text:span></text:p>
            <text:p text:style-name="P6"><text:span text:style-name="T21"><text:s text:c="4"/></text:span><text:span text:style-name="T20">union </text:span><text:span text:style-name="T21">{</text:span></text:p>
            <text:p text:style-name="P6"><text:span text:style-name="T21"><text:s text:c="8"/></text:span><text:span text:style-name="T20">int </text:span><text:span text:style-name="T21"><text:s/>ifp;</text:span></text:p>
            <text:p text:style-name="P6"><text:span text:style-name="T21"><text:s text:c="8"/></text:span><text:span text:style-name="T20">int</text:span><text:span text:style-name="T21"> <text:s/>cpf;</text:span></text:p>
            <text:p text:style-name="P6"><text:span text:style-name="T28"><text:s text:c="8"/></text:span><text:span text:style-name="T29">char</text:span><text:span text:style-name="T28"> nome</text:span><text:span text:style-name="T21">[255];</text:span></text:p>
            <text:p text:style-name="P6"><text:span text:style-name="T21"><text:s text:c="4"/></text:span><text:span text:style-name="T21">};</text:span></text:p>
            <text:p text:style-name="P6"><text:span text:style-name="T2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9" text:id="id49">Crie uma <text:span text:style-name="T11">union</text:span> qualquer.</text:p>
                <text:list>
                  <text:list-item>
                    <text:p xml:id="id50" text:id="id50">Seja criativo!</text:p>
                  </text:list-item>
                  <text:list-item>
                    <text:p xml:id="id51" text:id="id51">Misture com o exercício 7.2</text:p>
                  </text:list-item>
                </text:list>
              </text:list-item>
              <text:list-item>
                <text:p xml:id="id52" text:id="id52">Use união discriminad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17" draw:layer="layout" svg:width="25.199cm" svg:height="12.685cm" svg:x="1.4cm" svg:y="3.448cm" presentation:class="title" presentation:user-transformed="true">
          <draw:text-box>
            <text:p><text:span text:style-name="T30">Teste</text:span><text:span text:style-name="T30"><text:line-break/></text:span><text:span text:style-name="T30"><text:line-break/></text:span><text:span text:style-name="T30">Próxima Sexta ??/??</text:span><text:line-break/><text:line-break/>Conteúdo deste slide<text:line-break/>(struct e union)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53" text:id="id53">Struct, Union, Enum</text:p>
              </text:list-item>
              <text:list-item>
                <text:p xml:id="id54" text:id="id54">Tamanho</text:p>
              </text:list-item>
              <text:list-item>
                <text:p xml:id="id55" text:id="id55">Enum como caso particular de Un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2</meta:editing-cycles>
    <meta:editing-duration>P60DT18H25M5S</meta:editing-duration>
    <meta:initial-creator>chico </meta:initial-creator>
    <dc:date>2019-05-03T14:06:41.086220174</dc:date>
    <meta:document-statistic meta:object-count="1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